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Fr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3" office:value-type="float" office:value="536">
            <text:p>536</text:p>
          </table:table-cell>
          <table:table-cell table:style-name="ce4" office:value-type="string">
            <text:p><text:s/>0/1</text:p>
          </table:table-cell>
          <table:table-cell table:style-name="ce8" table:formula="of:=MOD(ROUNDDOWN([.$A$1]/10; 0); 2)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8" office:value-type="float" office:value="4">
            <text:p>4</text:p>
          </table:table-cell>
        </table:table-row>
        <table:table-row table:style-name="ro2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2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546&quot;/&gt;">
            <text:p><text:s text:c="4"/>&lt;property name="map" value="ratdom_maze_546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545&quot;/&gt;">
            <text:p><text:s text:c="4"/>&lt;property name="map" value="ratdom_maze_545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526&quot;/&gt;">
            <text:p><text:s text:c="4"/>&lt;property name="map" value="ratdom_maze_526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5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525&quot;/&gt;">
            <text:p><text:s text:c="4"/>&lt;property name="map" value="ratdom_maze_525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5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name=&quot;ratdom_maze_light4&quot; type=&quot;script&quot; x=&quot;0&quot; y=&quot;0&quot; width=&quot;128&quot; height=&quot;192&quot;&gt;">
            <text:p><text:s text:c="2"/>&lt;object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name=&quot;ratdom_maze_light3&quot; type=&quot;script&quot; x=&quot;352&quot; y=&quot;0&quot; width=&quot;128&quot; height=&quot;192&quot;&gt;">
            <text:p><text:s text:c="2"/>&lt;object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3 - ([.$C$1] * 1);&quot;#&quot;); &quot;&quot;&quot; type=&quot;&quot;script&quot;&quot; x=&quot;&quot;0&quot;&quot; y=&quot;&quot;736&quot;&quot; width=&quot;&quot;128&quot;&quot; height=&quot;&quot;192&quot;&quot;&gt;&quot;)" office:value-type="string" office:string-value="  &lt;object name=&quot;ratdom_maze_light2&quot; type=&quot;script&quot; x=&quot;0&quot; y=&quot;736&quot; width=&quot;128&quot; height=&quot;192&quot;&gt;">
            <text:p><text:s text:c="2"/>&lt;object name="ratdom_maze_light2" type="script" x="0" y="736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6" table:formula="of:=CONCATENATE(&quot;  &lt;object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name=&quot;ratdom_maze_light1&quot; type=&quot;script&quot; x=&quot;352&quot; y=&quot;768&quot; width=&quot;128&quot; height=&quot;192&quot;&gt;">
            <text:p><text:s text:c="2"/>&lt;object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704&quot; width=&quot;128&quot; height=&quot;192&quot;&gt;">
            <text:p><text:s text:c="2"/>&lt;object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7"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7"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7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Do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425">
            <text:p>425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4" name="south2a" type="mapchange" x="448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 9 - [.$C$1]; &quot;#&quot;); &quot;&quot;&quot;/&gt;&quot;)" office:value-type="string" office:string-value="    &lt;property name=&quot;map&quot; value=&quot;ratdom_maze_415&quot;/&gt;">
            <text:p><text:s text:c="4"/>&lt;property name="map" value="ratdom_maze_41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3" name="south1a" type="mapchange" x="0" y="896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14&quot;/&gt;">
            <text:p><text:s text:c="4"/>&lt;property name="map" value="ratdom_maze_41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2" name="north2a" type="mapchange" x="448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1" name="north1a" type="mapchange" x="0" y="32" width="32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a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35&quot;/&gt;">
            <text:p><text:s text:c="4"/>&lt;property name="map" value="ratdom_maze_43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4&quot;&quot;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id=&quot;34&quot; name=&quot;ratdom_maze_light4&quot; type=&quot;script&quot; x=&quot;0&quot; y=&quot;0&quot; width=&quot;128&quot; height=&quot;192&quot;&gt;">
            <text:p><text:s text:c="2"/>&lt;object id="34" name="ratdom_maze_light4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5&quot;&quot;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id=&quot;35&quot; name=&quot;ratdom_maze_light3&quot; type=&quot;script&quot; x=&quot;352&quot; y=&quot;0&quot; width=&quot;128&quot; height=&quot;192&quot;&gt;">
            <text:p><text:s text:c="2"/>&lt;object id="35" name="ratdom_maze_light3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6&quot;&quot; name=&quot;&quot;ratdom_maze_light&quot;; TEXT(3 - ([.$C$1] * 1);&quot;#&quot;); &quot;&quot;&quot; type=&quot;&quot;script&quot;&quot; x=&quot;&quot;0&quot;&quot; y=&quot;&quot;736&quot;&quot; width=&quot;&quot;128&quot;&quot; height=&quot;&quot;224&quot;&quot;&gt;&quot;)" office:value-type="string" office:string-value="  &lt;object id=&quot;36&quot; name=&quot;ratdom_maze_light2&quot; type=&quot;script&quot; x=&quot;0&quot; y=&quot;736&quot; width=&quot;128&quot; height=&quot;224&quot;&gt;">
            <text:p><text:s text:c="2"/>&lt;object id="36" name="ratdom_maze_light2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id=&quot;&quot;37&quot;&quot;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id=&quot;37&quot; name=&quot;ratdom_maze_light1&quot; type=&quot;script&quot; x=&quot;352&quot; y=&quot;768&quot; width=&quot;128&quot; height=&quot;192&quot;&gt;">
            <text:p><text:s text:c="2"/>&lt;object id="37" name="ratdom_maze_light1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Mi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float" office:value="412">
            <text:p>412</text:p>
          </table:table-cell>
          <table:table-cell table:style-name="ce4" office:value-type="string">
            <text:p>0/1: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ome rat: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1">
          <table:table-cell office:value-type="string">
            <text:p>&lt;map version="1.0" tiledversion="1.1.5" orientation="orthogonal" renderorder="right-down" width="15" height="30" tilewidth="32" tileheight="32" infinite="0" nextobjectid="51"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1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ytlMENgzAMRZmix4gdoBu0YQTICIERUqZjAyZqotqqaznEiYr0D7F4thz/2Jqum6JW0By1gNJnzUfp7KK2qB5kIfYCeSGPg3PidsJOLFcQ8mxwptwA7IPEeiHPzuKD+fYyRt0zPBflqEp8jivxJc5C/y0c6rz9snMFy2v7Sp7WDsA/G2uHCtYJd6Zhuee1LPqb+1DLSlyrN7S9/ttX2tlI89F6iu8R9KR2tvyeg6J2zhP0PSwXnDRb+h5wf2o5vvuwfy0n9X/FJU/kdqgXOPx/ZPfBcwSBa/G61rMH8esbQbimdw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qGNngkSr5eAEDXAPg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ICAy2IMGMBNDlMMG7iERS8xAJudxILDFOgdDoCSsDMlMl6Hm92UpBly0vhAuXWg9A5U3IL0kVsGkatvFAwOQK2yCAC2kBG/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zbKMbAsBEHBgFc4rjkCGF0vcSahU0dNoBLHp+Z+AAxbiJVH7HuJ0UvufFAb73USj+UuptU/QOhl1r66GHnQKergdBLzXAmVi8+QK4+fGYQUoNLjhR/IasjRR+lcYCsHwBFBvA0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1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9" name="south2" type="mapchange" x="416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401&quot;/&gt;">
            <text:p><text:s text:c="4"/>&lt;property name="map" value="ratdom_maze_40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3" name="south1" type="mapchange" x="0" y="928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402&quot;/&gt;">
            <text:p><text:s text:c="4"/>&lt;property name="map" value="ratdom_maze_40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8" name="north2" type="mapchange" x="416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421&quot;/&gt;">
            <text:p><text:s text:c="4"/>&lt;property name="map" value="ratdom_maze_42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3" name="north1" type="mapchange" x="0" y="0" width="64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422&quot;/&gt;">
            <text:p><text:s text:c="4"/>&lt;property name="map" value="ratdom_maze_42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4"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5"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6" name="ratdom_maze_light3" type="script" x="0" y="736" width="128" height="224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7"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6"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/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1"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2"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3"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4"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15.08.2019</text:date>, <text:time>22:2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8-15T22:25:48.11</dc:date>
    <dc:creator>Cristian Berlage</dc:creator>
    <meta:editing-duration>P14DT15H21M41S</meta:editing-duration>
    <meta:editing-cycles>14</meta:editing-cycles>
    <meta:generator>OpenOffice/4.1.3$Win32 OpenOffice.org_project/413m1$Build-9783</meta:generator>
    <meta:document-statistic meta:table-count="3" meta:cell-count="1279" meta:object-count="0"/>
  </office:meta>
</office:document-meta>
</file>